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fo:margin-top="0.0694in" fo:margin-bottom="0.0694in"/>
      <style:text-properties fo:hyphenate="true"/>
    </style:style>
    <style:style style:name="T5"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P8" style:parent-style-name="Normal" style:family="paragraph">
      <style:paragraph-properties fo:widows="2" fo:orphans="2" style:vertical-align="auto" fo:margin-top="0.0694in" fo:margin-bottom="0.0694in"/>
      <style:text-properties fo:hyphenate="true"/>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5" style:parent-style-name="Normal" style:family="paragraph">
      <style:paragraph-properties fo:widows="2" fo:orphans="2" style:vertical-align="auto" fo:margin-top="0.0694in" fo:margin-bottom="0.0694in"/>
      <style:text-properties fo:hyphenate="true"/>
    </style:style>
    <style:style style:name="T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0"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1"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2"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4"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5"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6"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8"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2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0"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1"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2"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34" style:parent-style-name="Normal" style:family="paragraph">
      <style:paragraph-properties fo:widows="2" fo:orphans="2" style:vertical-align="auto" fo:margin-top="0.0694in" fo:margin-bottom="0.0694in"/>
      <style:text-properties fo:hyphenate="true"/>
    </style:style>
    <style:style style:name="T3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45" style:parent-style-name="Normal" style:family="paragraph">
      <style:paragraph-properties fo:widows="2" fo:orphans="2" style:vertical-align="auto" fo:margin-top="0.0694in" fo:margin-bottom="0.0694in"/>
      <style:text-properties fo:hyphenate="true"/>
    </style:style>
    <style:style style:name="T4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7"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4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0"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1"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2"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5"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6"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1"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2"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4"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5"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6"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8"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7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71" style:parent-style-name="Normal" style:family="paragraph">
      <style:paragraph-properties fo:widows="2" fo:orphans="2" style:vertical-align="auto" fo:margin-top="0.0694in" fo:margin-bottom="0.0694in"/>
      <style:text-properties fo:hyphenate="true"/>
    </style:style>
    <style:style style:name="T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3"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5"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7"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9"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8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3"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8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5"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88"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8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0"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1"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2"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3"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4"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5"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6"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98" style:parent-style-name="Normal" style:family="paragraph">
      <style:paragraph-properties fo:widows="2" fo:orphans="2" style:vertical-align="auto" fo:margin-top="0.0694in" fo:margin-bottom="0.0694in"/>
      <style:text-properties fo:hyphenate="true"/>
    </style:style>
    <style:style style:name="T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0"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0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2"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0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4"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6" style:parent-style-name="DefaultParagraphFont" style:family="text">
      <style:text-properties style:font-name-asian="Times New Roman" style:font-name-complex="Times New Roman"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1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8"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19"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2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2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122" style:parent-style-name="Normal" style:family="paragraph">
      <style:paragraph-properties fo:widows="2" fo:orphans="2" style:vertical-align="auto" fo:margin-top="0.0694in" fo:margin-bottom="0.0694in"/>
      <style:text-properties fo:hyphenate="true"/>
    </style:style>
    <style:style style:name="T1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4"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28" style:parent-style-name="Normal" style:family="paragraph">
      <style:paragraph-properties fo:widows="2" fo:orphans="2" style:vertical-align="auto" fo:margin-top="0.0694in" fo:margin-bottom="0.0694in"/>
      <style:text-properties fo:hyphenate="true"/>
    </style:style>
    <style:style style:name="T12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1" style:parent-style-name="Normal" style:family="paragraph">
      <style:paragraph-properties fo:widows="2" fo:orphans="2" style:vertical-align="auto" fo:margin-top="0.0694in" fo:margin-bottom="0.0694in"/>
      <style:text-properties fo:hyphenate="true"/>
    </style:style>
    <style:style style:name="T13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4" style:parent-style-name="Normal" style:family="paragraph">
      <style:paragraph-properties fo:widows="2" fo:orphans="2" style:vertical-align="auto" fo:margin-top="0.0694in" fo:margin-bottom="0.0694in"/>
      <style:text-properties fo:hyphenate="true"/>
    </style:style>
    <style:style style:name="T13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7" style:parent-style-name="Normal" style:family="paragraph">
      <style:paragraph-properties fo:widows="2" fo:orphans="2" style:vertical-align="auto" fo:margin-top="0.0694in" fo:margin-bottom="0.0694in"/>
      <style:text-properties fo:hyphenate="true"/>
    </style:style>
    <style:style style:name="T13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3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0" style:parent-style-name="Normal" style:family="paragraph">
      <style:paragraph-properties fo:widows="2" fo:orphans="2" style:vertical-align="auto" fo:margin-top="0.0694in" fo:margin-bottom="0.0694in"/>
      <style:text-properties fo:hyphenate="true"/>
    </style:style>
    <style:style style:name="T14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5" style:parent-style-name="Normal" style:family="paragraph">
      <style:paragraph-properties fo:widows="2" fo:orphans="2" style:vertical-align="auto" fo:margin-top="0.0694in" fo:margin-bottom="0.0694in"/>
      <style:text-properties fo:hyphenate="true"/>
    </style:style>
    <style:style style:name="T14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48" style:parent-style-name="Normal" style:family="paragraph">
      <style:paragraph-properties fo:widows="2" fo:orphans="2" style:vertical-align="auto" fo:margin-top="0.0694in" fo:margin-bottom="0.0694in"/>
      <style:text-properties fo:hyphenate="true"/>
    </style:style>
    <style:style style:name="T149"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3" style:parent-style-name="Normal" style:family="paragraph">
      <style:paragraph-properties fo:widows="2" fo:orphans="2" style:vertical-align="auto" fo:margin-top="0.0694in" fo:margin-bottom="0.0694in"/>
      <style:text-properties fo:hyphenate="true"/>
    </style:style>
    <style:style style:name="T154"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8" style:parent-style-name="Normal" style:family="paragraph">
      <style:paragraph-properties fo:widows="2" fo:orphans="2" style:vertical-align="auto" fo:margin-top="0.0694in" fo:margin-bottom="0.0694in"/>
      <style:text-properties fo:hyphenate="true"/>
    </style:style>
    <style:style style:name="T15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0"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6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2" style:parent-style-name="Normal" style:family="paragraph">
      <style:paragraph-properties fo:widows="2" fo:orphans="2" style:vertical-align="auto" fo:margin-top="0.0694in" fo:margin-bottom="0.0694in"/>
      <style:text-properties fo:hyphenate="true"/>
    </style:style>
    <style:style style:name="T16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5" style:parent-style-name="Normal" style:family="paragraph">
      <style:paragraph-properties fo:widows="2" fo:orphans="2" style:vertical-align="auto" fo:margin-top="0.0694in" fo:margin-bottom="0.0694in"/>
      <style:text-properties fo:hyphenate="true"/>
    </style:style>
    <style:style style:name="T16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6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68" style:parent-style-name="Normal" style:family="paragraph">
      <style:paragraph-properties fo:widows="2" fo:orphans="2" style:vertical-align="auto" fo:margin-top="0.0694in" fo:margin-bottom="0.0694in"/>
      <style:text-properties fo:hyphenate="true"/>
    </style:style>
    <style:style style:name="T1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0"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7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2"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4"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7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7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77" style:parent-style-name="Normal" style:family="paragraph">
      <style:paragraph-properties fo:widows="2" fo:orphans="2" style:vertical-align="auto" fo:margin-top="0.0694in" fo:margin-bottom="0.0694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78" style:parent-style-name="Normal" style:family="paragraph">
      <style:paragraph-properties fo:widows="2" fo:orphans="2" style:vertical-align="auto" fo:margin-top="0.0694in" fo:margin-bottom="0.0694in"/>
      <style:text-properties fo:hyphenate="true"/>
    </style:style>
    <style:style style:name="T1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0"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office:automatic-styles>
  <office:body>
    <office:text text:use-soft-page-breaks="true">
      <text:p text:style-name="P1">Creating a Project<text:bookmark-start text:name="_GoBack"/><text:bookmark-end text:name="_GoBack"/></text:p>
      <text:p text:style-name="P2">You will need somewhere for your project to reside, create a directory somewhere and start a shell in that directory. On your command line, execute the following Maven goal:</text:p>
      <text:list text:style-name="LFO1" text:continue-numbering="true">
        <text:list-item>
          <text:p text:style-name="P3">mvn archetype:generate -DgroupId=com.mycompany.app -DartifactId=my-app -DarchetypeArtifactId=maven-archetype-quickstart -DinteractiveMode=false</text:p>
        </text:list-item>
      </text:list>
      <text:p text:style-name="P4"><text:span text:style-name="T5">If you have just installed Maven, it may take a while on the first run. This is because Maven is downloading the most recent artifacts (plugin jars and other files) into your local repository. You may also need to execute the command a couple of times before it succeeds. This is because the r</text:span><text:span text:style-name="T6">e</text:span><text:span text:style-name="T7">mote server may time out before your downloads are complete. Don't worry, there are ways to fix that.</text:span></text:p>
      <text:p text:style-name="P8"><text:span text:style-name="T9">You will notice that the<text:s/></text:span><text:span text:style-name="T10">generate</text:span><text:span text:style-name="T11"><text:s/>goal created a directory with the same name given as the artifa</text:span><text:span text:style-name="T12">c</text:span><text:span text:style-name="T13">tId. Change into that directory.</text:span></text:p>
      <text:list text:style-name="LFO2" text:continue-numbering="true">
        <text:list-item>
          <text:p text:style-name="P14">cd my-app</text:p>
        </text:list-item>
      </text:list>
      <text:p text:style-name="P15"><text:span text:style-name="T16">Under this directory you will notice the following<text:s/></text:span><text:a xlink:href="https://maven.apache.org/guides/introduction/introduction-to-the-standard-directory-layout.html" office:target-frame-name="_top" xlink:show="replace"><text:span text:style-name="T17">standard project structure</text:span></text:a><text:span text:style-name="T18">.</text:span></text:p>
      <text:list text:style-name="LFO3" text:continue-numbering="true">
        <text:list-item>
          <text:p text:style-name="P19">my-app</text:p>
        </text:list-item>
        <text:list-item>
          <text:p text:style-name="P20">|-- pom.xml</text:p>
        </text:list-item>
        <text:list-item>
          <text:p text:style-name="P21">`-- src</text:p>
        </text:list-item>
        <text:list-item>
          <text:p text:style-name="P22"><text:s text:c="4"/>|-- main</text:p>
        </text:list-item>
        <text:list-item>
          <text:p text:style-name="P23"><text:s text:c="4"/>| <text:s text:c="2"/>`-- java</text:p>
        </text:list-item>
        <text:list-item>
          <text:p text:style-name="P24"><text:s text:c="4"/>| <text:s text:c="6"/>`-- com</text:p>
        </text:list-item>
        <text:list-item>
          <text:p text:style-name="P25"><text:s text:c="4"/>| <text:s text:c="10"/>`-- mycompany</text:p>
        </text:list-item>
        <text:list-item>
          <text:p text:style-name="P26"><text:s text:c="4"/>| <text:s text:c="14"/>`-- app</text:p>
        </text:list-item>
        <text:list-item>
          <text:p text:style-name="P27"><text:s text:c="4"/>| <text:s text:c="18"/>`-- App.java</text:p>
        </text:list-item>
        <text:list-item>
          <text:p text:style-name="P28"><text:s text:c="4"/>`-- test</text:p>
        </text:list-item>
        <text:list-item>
          <text:p text:style-name="P29"><text:s text:c="8"/>`-- java</text:p>
        </text:list-item>
        <text:list-item>
          <text:p text:style-name="P30"><text:s text:c="12"/>`-- com</text:p>
        </text:list-item>
        <text:list-item>
          <text:p text:style-name="P31"><text:s text:c="16"/>`-- mycompany</text:p>
        </text:list-item>
        <text:list-item>
          <text:p text:style-name="P32"><text:s text:c="20"/>`-- app</text:p>
        </text:list-item>
        <text:list-item>
          <text:p text:style-name="P33"><text:s text:c="24"/>`-- AppTest.java</text:p>
        </text:list-item>
      </text:list>
      <text:p text:style-name="P34"><text:span text:style-name="T35">The<text:s/></text:span><text:span text:style-name="T36">src/main/java</text:span><text:span text:style-name="T37"><text:s/>directory contains the project source code, the<text:s/></text:span><text:span text:style-name="T38">src/test/java</text:span><text:span text:style-name="T39"><text:s/>directory co</text:span><text:span text:style-name="T40">n</text:span><text:span text:style-name="T41">tains the test source, and the<text:s/></text:span><text:span text:style-name="T42">pom.xml</text:span><text:span text:style-name="T43"><text:s/>file is the project's Project Object Model, or POM.</text:span></text:p>
      <text:p text:style-name="P44"><text:bookmark-start text:name="The_POM"/><text:bookmark-end text:name="The_POM"/>The POM</text:p>
      <text:p text:style-name="P45"><text:span text:style-name="T46">The<text:s/></text:span><text:span text:style-name="T47">pom.xml</text:span><text:span text:style-name="T48"><text:s/>file is the core of a project's configuration in Maven. It is a single configuration file that contains the majority of information required to build a project in just the way you want. The POM is huge and can be daunting in its complexity, but it is not necessary to understand all of the intricacies just yet to use it effectively. This project's POM is:</text:span></text:p>
      <text:list text:style-name="LFO4" text:continue-numbering="true">
        <text:list-item>
          <text:p text:style-name="P49">&lt;project xmlns="http://maven.apache.org/POM/4.0.0" xmlns:xsi="http://www.w3.org/2001/XMLSchema-instance"</text:p>
        </text:list-item>
        <text:list-item>
          <text:p text:style-name="P50"><text:s text:c="2"/>xsi:schemaLocation="http://maven.apache.org/POM/4.0.0 http://maven.apache.org/xsd/maven-4.0.0.xsd"&gt;</text:p>
        </text:list-item>
        <text:list-item>
          <text:p text:style-name="P51"><text:s text:c="2"/>&lt;modelVersion&gt;4.0.0&lt;/modelVersion&gt;</text:p>
        </text:list-item>
        <text:list-item>
          <text:p text:style-name="P52"> </text:p>
        </text:list-item>
        <text:list-item>
          <text:p text:style-name="P53"><text:s text:c="2"/>&lt;groupId&gt;com.mycompany.app&lt;/groupId&gt;</text:p>
        </text:list-item>
        <text:list-item>
          <text:p text:style-name="P54"><text:s text:c="2"/>&lt;artifactId&gt;my-app&lt;/artifactId&gt;</text:p>
        </text:list-item>
        <text:list-item>
          <text:p text:style-name="P55"><text:s text:c="2"/>&lt;version&gt;1.0-SNAPSHOT&lt;/version&gt;</text:p>
        </text:list-item>
        <text:list-item>
          <text:p text:style-name="P56"><text:s text:c="2"/>&lt;packaging&gt;jar&lt;/packaging&gt;</text:p>
        </text:list-item>
        <text:list-item>
          <text:p text:style-name="P57"> </text:p>
        </text:list-item>
        <text:list-item>
          <text:p text:style-name="P58"><text:s text:c="2"/>&lt;name&gt;Maven Quick Start Archetype&lt;/name&gt;</text:p>
        </text:list-item>
        <text:list-item>
          <text:p text:style-name="P59"><text:s text:c="2"/>&lt;url&gt;http://maven.apache.org&lt;/url&gt;</text:p>
        </text:list-item>
        <text:list-item>
          <text:p text:style-name="P60"> </text:p>
        </text:list-item>
        <text:list-item>
          <text:p text:style-name="P61"><text:s text:c="2"/>&lt;dependencies&gt;</text:p>
        </text:list-item>
        <text:list-item>
          <text:p text:style-name="P62"><text:s text:c="4"/>&lt;dependency&gt;</text:p>
        </text:list-item>
        <text:list-item>
          <text:p text:style-name="P63"><text:s text:c="6"/>&lt;groupId&gt;junit&lt;/groupId&gt;</text:p>
        </text:list-item>
        <text:list-item>
          <text:p text:style-name="P64"><text:s text:c="6"/>&lt;artifactId&gt;junit&lt;/artifactId&gt;</text:p>
        </text:list-item>
        <text:list-item>
          <text:p text:style-name="P65"><text:s text:c="6"/>&lt;version&gt;4.8.2&lt;/version&gt;</text:p>
        </text:list-item>
        <text:list-item>
          <text:p text:style-name="P66"><text:s text:c="6"/>&lt;scope&gt;test&lt;/scope&gt;</text:p>
        </text:list-item>
        <text:list-item>
          <text:p text:style-name="P67"><text:s text:c="4"/>&lt;/dependency&gt;</text:p>
        </text:list-item>
        <text:list-item>
          <text:p text:style-name="P68"><text:s text:c="2"/>&lt;/dependencies&gt;</text:p>
        </text:list-item>
        <text:list-item>
          <text:p text:style-name="P69">&lt;/project&gt;</text:p>
        </text:list-item>
      </text:list>
      <text:p text:style-name="P70"><text:bookmark-start text:name="What_did_I_just_do"/><text:bookmark-end text:name="What_did_I_just_do"/>What did I just do?</text:p>
      <text:p text:style-name="P71"><text:span text:style-name="T72">You executed the Maven goal<text:s/></text:span><text:span text:style-name="T73">archetype:generate</text:span><text:span text:style-name="T74">, and passed in various parameters to that goal. The prefix<text:s/></text:span><text:span text:style-name="T75">archetype</text:span><text:span text:style-name="T76"><text:s/>is the<text:s/></text:span><text:a xlink:href="https://maven.apache.org/plugins/index.html" office:target-frame-name="_top" xlink:show="replace"><text:span text:style-name="T77">plugin</text:span></text:a><text:span text:style-name="T78"><text:s/>that contains the goal. If you are familiar with<text:s/></text:span><text:a xlink:href="http://ant.apache.org" office:target-frame-name="_top" xlink:show="replace"><text:span text:style-name="T79">Ant</text:span></text:a><text:span text:style-name="T80">, you may co</text:span><text:span text:style-name="T81">n</text:span><text:span text:style-name="T82">ceive of this as similar to a task. This goal created a simple project based upon an archetype. Suffice it to say for now that a<text:s/></text:span><text:span text:style-name="T83">plugin</text:span><text:span text:style-name="T84"><text:s/>is a collection of<text:s/></text:span><text:span text:style-name="T85">goals</text:span><text:span text:style-name="T86"><text:s/>with a general common purpose. For example the jboss-maven-plugin, whose purpose is "deal with various jboss items".</text:span></text:p>
      <text:p text:style-name="P87"><text:bookmark-start text:name="Build_the_Project"/><text:bookmark-end text:name="Build_the_Project"/>Build the Project</text:p>
      <text:list text:style-name="LFO5" text:continue-numbering="true">
        <text:list-item>
          <text:p text:style-name="P88">mvn package</text:p>
        </text:list-item>
      </text:list>
      <text:p text:style-name="P89">The command line will print out various actions, and end with the following:</text:p>
      <text:list text:style-name="LFO6" text:continue-numbering="true">
        <text:list-item>
          <text:p text:style-name="P90"><text:s/>...</text:p>
        </text:list-item>
        <text:list-item>
          <text:p text:style-name="P91">[INFO] ------------------------------------------------------------------------</text:p>
        </text:list-item>
        <text:list-item>
          <text:p text:style-name="P92">[INFO] BUILD SUCCESSFUL</text:p>
        </text:list-item>
        <text:list-item>
          <text:p text:style-name="P93">[INFO] ------------------------------------------------------------------------</text:p>
        </text:list-item>
        <text:list-item>
          <text:p text:style-name="P94">[INFO] Total time: 2 seconds</text:p>
        </text:list-item>
        <text:list-item>
          <text:p text:style-name="P95">[INFO] Finished at: Thu Jul 07 21:34:52 CEST 2011</text:p>
        </text:list-item>
        <text:list-item>
          <text:p text:style-name="P96">[INFO] Final Memory: 3M/6M</text:p>
        </text:list-item>
        <text:list-item>
          <text:p text:style-name="P97">[INFO] ------------------------------------------------------------------------</text:p>
        </text:list-item>
      </text:list>
      <text:p text:style-name="P98"><text:span text:style-name="T99">Unlike the first command executed (</text:span><text:span text:style-name="T100">archetype:generate</text:span><text:span text:style-name="T101">) you may notice the second is simply a single word -<text:s/></text:span><text:span text:style-name="T102">package</text:span><text:span text:style-name="T103">. Rather than a goal, this is a<text:s/></text:span><text:span text:style-name="T104">phase</text:span><text:span text:style-name="T105">. A phase is a step in the<text:s/></text:span><text:a xlink:href="https://maven.apache.org/guides/introduction/introduction-to-the-lifecycle.html" office:target-frame-name="_top" xlink:show="replace"><text:span text:style-name="T106">build lifecycle</text:span></text:a><text:span text:style-name="T107">, which is an ordered sequence of phases. When a phase is given, Maven will execute every phase in the sequence up to and including the one defined. For example, if we execute the<text:s/></text:span><text:span text:style-name="T108">compile</text:span><text:span text:style-name="T109"><text:s/>phase, the phases that actually get executed are:</text:span></text:p>
      <text:list text:style-name="LFO7" text:continue-numbering="true">
        <text:list-item>
          <text:p text:style-name="P110">validate</text:p>
        </text:list-item>
        <text:list-item>
          <text:p text:style-name="P111">generate-sources</text:p>
        </text:list-item>
        <text:list-item>
          <text:p text:style-name="P112">process-sources</text:p>
        </text:list-item>
        <text:list-item>
          <text:p text:style-name="P113">generate-resources</text:p>
        </text:list-item>
        <text:list-item>
          <text:p text:style-name="P114">process-resources</text:p>
        </text:list-item>
        <text:list-item>
          <text:p text:style-name="P115">compile</text:p>
        </text:list-item>
      </text:list>
      <text:p text:style-name="P116">You may test the newly compiled and packaged JAR with the following command:</text:p>
      <text:list text:style-name="LFO8" text:continue-numbering="true">
        <text:list-item>
          <text:p text:style-name="P117">java -cp target/my-app-1.0-SNAPSHOT.jar com.mycompany.app.App</text:p>
        </text:list-item>
      </text:list>
      <text:p text:style-name="P118">Which will print the quintessential:</text:p>
      <text:list text:style-name="LFO9" text:continue-numbering="true">
        <text:list-item>
          <text:p text:style-name="P119">Hello World!</text:p>
        </text:list-item>
      </text:list>
      <text:p text:style-name="P120"><text:bookmark-start text:name="Running_Maven_Tools"/><text:bookmark-end text:name="Running_Maven_Tools"/>Running Maven Tools</text:p>
      <text:p text:style-name="P121"><text:bookmark-start text:name="Maven_Phases"/><text:bookmark-end text:name="Maven_Phases"/>Maven Phases</text:p>
      <text:p text:style-name="P122"><text:span text:style-name="T123">Although hardly a comprehensive list, these are the most common<text:s/></text:span><text:span text:style-name="T124">default</text:span><text:span text:style-name="T125"><text:s/>lifecycle phases execu</text:span><text:span text:style-name="T126">t</text:span><text:span text:style-name="T127">ed.</text:span></text:p>
      <text:list text:style-name="LFO10" text:continue-numbering="true">
        <text:list-item>
          <text:p text:style-name="P128"><text:span text:style-name="T129">validate</text:span><text:span text:style-name="T130">: validate the project is correct and all necessary information is available</text:span></text:p>
        </text:list-item>
        <text:list-item>
          <text:p text:style-name="P131"><text:span text:style-name="T132">compile</text:span><text:span text:style-name="T133">: compile the source code of the project</text:span></text:p>
        </text:list-item>
        <text:list-item>
          <text:p text:style-name="P134"><text:span text:style-name="T135">test</text:span><text:span text:style-name="T136">: test the compiled source code using a suitable unit testing framework. These tests should not require the code be packaged or deployed</text:span></text:p>
        </text:list-item>
        <text:list-item>
          <text:p text:style-name="P137"><text:span text:style-name="T138">package</text:span><text:span text:style-name="T139">: take the compiled code and package it in its distributable format, such as a JAR.</text:span></text:p>
        </text:list-item>
        <text:list-item>
          <text:p text:style-name="P140"><text:span text:style-name="T141">integration-test</text:span><text:span text:style-name="T142">: process and deploy the package if necessary into an environment where i</text:span><text:span text:style-name="T143">n</text:span><text:span text:style-name="T144">tegration tests can be run</text:span></text:p>
        </text:list-item>
        <text:list-item>
          <text:p text:style-name="P145"><text:span text:style-name="T146">verify</text:span><text:span text:style-name="T147">: run any checks to verify the package is valid and meets quality criteria</text:span></text:p>
        </text:list-item>
        <text:list-item>
          <text:p text:style-name="P148"><text:span text:style-name="T149">install</text:span><text:span text:style-name="T150">: install the package into the local repository, for use as a dependency in other pr</text:span><text:span text:style-name="T151">o</text:span><text:span text:style-name="T152">jects locally</text:span></text:p>
        </text:list-item>
        <text:list-item>
          <text:p text:style-name="P153"><text:span text:style-name="T154">deploy</text:span><text:span text:style-name="T155">: done in an integration or release environment, copies the final package to the r</text:span><text:span text:style-name="T156">e</text:span><text:span text:style-name="T157">mote repository for sharing with other developers and projects.</text:span></text:p>
        </text:list-item>
      </text:list>
      <text:p text:style-name="P158"><text:span text:style-name="T159">There are two other Maven lifecycles of note beyond the<text:s/></text:span><text:span text:style-name="T160">default</text:span><text:span text:style-name="T161"><text:s/>list above. They are</text:span></text:p>
      <text:list text:style-name="LFO11" text:continue-numbering="true">
        <text:list-item>
          <text:p text:style-name="P162"><text:span text:style-name="T163">clean</text:span><text:span text:style-name="T164">: cleans up artifacts created by prior builds</text:span></text:p>
        </text:list-item>
      </text:list>
      <text:list text:style-name="LFO12" text:continue-numbering="true">
        <text:list-item>
          <text:p text:style-name="P165"><text:span text:style-name="T166">site</text:span><text:span text:style-name="T167">: generates site documentation for this project</text:span></text:p>
        </text:list-item>
      </text:list>
      <text:p text:style-name="P168"><text:span text:style-name="T169">Phases are actually mapped to underlying goals. The specific goals executed per phase is dependant upon the packaging type of the project. For example,<text:s/></text:span><text:span text:style-name="T170">package</text:span><text:span text:style-name="T171"><text:s/>executes<text:s/></text:span><text:span text:style-name="T172">jar:jar</text:span><text:span text:style-name="T173"><text:s/>if the project type is a JAR, and<text:s/></text:span><text:span text:style-name="T174">war:war</text:span><text:span text:style-name="T175"><text:s/>if the project type is - you guessed it - a WAR.</text:span></text:p>
      <text:p text:style-name="P176">An interesting thing to note is that phases and goals may be executed in sequence.</text:p>
      <text:list text:style-name="LFO13" text:continue-numbering="true">
        <text:list-item>
          <text:p text:style-name="P177">mvn clean dependency:copy-dependencies package</text:p>
        </text:list-item>
      </text:list>
      <text:p text:style-name="P178"><text:span text:style-name="T179">This command will clean the project, copy dependencies, and package the project (executing all phases up to<text:s/></text:span><text:span text:style-name="T180">package</text:span><text:span text:style-name="T181">, of cours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Heading4" style:display-name="Heading 4" style:family="paragraph" style:parent-style-name="Normal" style:default-outline-level="4">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eading4Char" style:display-name="Heading 4 Char" style:family="text" style:parent-style-name="DefaultParagraphFon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ln" style:display-name="pln" style:family="text" style:parent-style-name="DefaultParagraphFont"/>
    <style:style style:name="pun" style:display-name="pun" style:family="text" style:parent-style-name="DefaultParagraphFont"/>
    <style:style style:name="typ" style:display-name="typ" style:family="text" style:parent-style-name="DefaultParagraphFont"/>
    <style:style style:name="kwd" style:display-name="kwd"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 style:display-name="str" style:family="text" style:parent-style-name="DefaultParagraphFont"/>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tag" style:display-name="tag" style:family="text" style:parent-style-name="DefaultParagraphFont"/>
    <style:style style:name="atn" style:display-name="atn" style:family="text" style:parent-style-name="DefaultParagraphFont"/>
    <style:style style:name="atv" style:display-name="atv" style:family="text" style:parent-style-name="DefaultParagraphFont"/>
    <style:style style:name="lit" style:display-name="li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level-style text:level="4" style:num-format=""/>
    </text:outlin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ukki</dc:creator>
    <meta:creation-date>2009-04-16T11:32:00Z</meta:creation-date>
    <dc:date>2017-12-26T11:34:00Z</dc:date>
    <meta:template xlink:href="Normal" xlink:type="simple"/>
    <meta:editing-cycles>4</meta:editing-cycles>
    <meta:editing-duration>PT60S</meta:editing-duration>
    <meta:user-defined meta:name="Info 1"/>
    <meta:user-defined meta:name="Info 2"/>
    <meta:user-defined meta:name="Info 3"/>
    <meta:user-defined meta:name="Info 4"/>
    <meta:document-statistic meta:page-count="1" meta:paragraph-count="12" meta:word-count="920" meta:character-count="6153" meta:row-count="43" meta:non-whitespace-character-count="5245"/>
  </office:meta>
</office:document-meta>
</file>